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d5792"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3pt" fo:font-weight="normal" officeooo:rsid="000d5792"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2ace9d" officeooo:paragraph-rsid="002ace9d"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2ace9d" officeooo:paragraph-rsid="0061b312"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2ace9d" officeooo:paragraph-rsid="0069c5a9"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2ace9d" officeooo:paragraph-rsid="0069cf09"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2ace9d" officeooo:paragraph-rsid="0072b834"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55eae1" officeooo:paragraph-rsid="0055eae1"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bold" officeooo:rsid="002ace9d" officeooo:paragraph-rsid="002ace9d"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fo:font-weight="bold" officeooo:rsid="002ace9d" officeooo:paragraph-rsid="0061b312"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fo:font-weight="bold" officeooo:rsid="002ace9d" officeooo:paragraph-rsid="0072b834"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rsid="0055eae1" officeooo:paragraph-rsid="0055eae1"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normal" officeooo:rsid="002ace9d" officeooo:paragraph-rsid="002ace9d" fo:background-color="#fff200"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2ace9d" officeooo:paragraph-rsid="0072b834" fo:background-color="#fff200" style:font-size-asian="13pt" style:font-weight-asian="normal" style:font-size-complex="13pt" style:font-weight-complex="normal"/>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style="italic" fo:font-weight="bold" fo:background-color="#fff200" loext:char-shading-value="0" style:font-style-asian="italic" style:font-weight-asian="bold" style:font-style-complex="italic"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officeooo:rsid="002b34ea"/>
    </style:style>
    <style:style style:name="T6" style:family="text">
      <style:text-properties officeooo:rsid="0034024e"/>
    </style:style>
    <style:style style:name="T7" style:family="text">
      <style:text-properties officeooo:rsid="0035d175"/>
    </style:style>
    <style:style style:name="T8" style:family="text">
      <style:text-properties officeooo:rsid="003704df"/>
    </style:style>
    <style:style style:name="T9" style:family="text">
      <style:text-properties officeooo:rsid="003c6d2d"/>
    </style:style>
    <style:style style:name="T10" style:family="text">
      <style:text-properties officeooo:rsid="003e4796"/>
    </style:style>
    <style:style style:name="T11" style:family="text">
      <style:text-properties officeooo:rsid="0043c255"/>
    </style:style>
    <style:style style:name="T12" style:family="text">
      <style:text-properties officeooo:rsid="0050de60"/>
    </style:style>
    <style:style style:name="T13" style:family="text">
      <style:text-properties officeooo:rsid="00547298"/>
    </style:style>
    <style:style style:name="T14" style:family="text">
      <style:text-properties officeooo:rsid="006d58b2"/>
    </style:style>
    <style:style style:name="T15" style:family="text">
      <style:text-properties officeooo:rsid="0074d6d1"/>
    </style:style>
    <style:style style:name="T16" style:family="text">
      <style:text-properties officeooo:rsid="008a0751"/>
    </style:style>
    <style:style style:name="T17" style:family="text">
      <style:text-properties officeooo:rsid="008f16d8"/>
    </style:style>
    <style:style style:name="T18" style:family="text">
      <style:text-properties officeooo:rsid="00955258"/>
    </style:style>
    <style:style style:name="T19" style:family="text">
      <style:text-properties officeooo:rsid="00970caa"/>
    </style:style>
    <style:style style:name="T20" style:family="text">
      <style:text-properties officeooo:rsid="009a548f"/>
    </style:style>
    <style:style style:name="T21" style:family="text">
      <style:text-properties fo:font-weight="normal" style:font-weight-asian="normal" style:font-weight-complex="normal"/>
    </style:style>
    <style:style style:name="T22" style:family="text">
      <style:text-properties officeooo:rsid="00a7a39f"/>
    </style:style>
    <style:style style:name="T23" style:family="text">
      <style:text-properties fo:font-weight="bold" fo:background-color="#fff200" loext:char-shading-value="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S: C++’S PROGRAMMING MODULES</text:p>
      <text:p text:style-name="P2">• Function basics</text:p>
      <text:p text:style-name="P2">• Function prototypes</text:p>
      <text:p text:style-name="P2">• How to pass function arguments by value</text:p>
      <text:p text:style-name="P2">• How to design functions to process arrays</text:p>
      <text:p text:style-name="P2">• How to use const pointer parameters</text:p>
      <text:p text:style-name="P2">• How to design functions to process text strings</text:p>
      <text:p text:style-name="P2">• How to design functions to<text:span text:style-name="T2"> process structures</text:span></text:p>
      <text:p text:style-name="P2">• How to design functions to objects of the string class</text:p>
      <text:p text:style-name="P2">• Functions that call themselves (recursion)</text:p>
      <text:p text:style-name="P2">• <text:span text:style-name="T2">Pointers to functions</text:span></text:p>
      <text:p text:style-name="P2"/>
      <text:p text:style-name="P3">Fun is where you find it. Look closely, and you can find it in functions. C++ comes</text:p>
      <text:p text:style-name="P3">with a large library of useful functions (the standard ANSI C library plus several C++ classes), but real programming pleasure comes with writing your own functions. <text:span text:style-name="T5">D</text:span>on’t be lulled into a false sense of expertise.</text:p>
      <text:p text:style-name="P3"/>
      <text:p text:style-name="P9">Function Review</text:p>
      <text:p text:style-name="P3">• Provide a function prototype.</text:p>
      <text:p text:style-name="P3">• Provide a function definition.</text:p>
      <text:p text:style-name="P3">• Call the function.</text:p>
      <text:p text:style-name="P3"/>
      <text:p text:style-name="P3">If you’re using a library function, the function has already been defined and compiled for you. Also, you can use a standard library header file to provide the prototype. All that’s left to do is call the function properly.</text:p>
      <text:p text:style-name="P3"/>
      <text:p text:style-name="P9">Defining a Function</text:p>
      <text:p text:style-name="P3">You can group functions into two categories: those that don’t have return values and those that do. Functions without return values are termed <text:span text:style-name="T3">type void</text:span> functions and have the following general form:</text:p>
      <text:p text:style-name="P3"/>
      <text:p text:style-name="P3">void functionName(parameterList)</text:p>
      <text:p text:style-name="P3">{</text:p>
      <text:p text:style-name="P3"><text:tab/>statement(s)</text:p>
      <text:p text:style-name="P3"><text:tab/>return; <text:s text:c="16"/>// optional</text:p>
      <text:p text:style-name="P3">}</text:p>
      <text:p text:style-name="P3"/>
      <text:p text:style-name="P3">The optional return statement marks the end of the function. Otherwise, the function <text:span text:style-name="T2">terminates at the closing brace</text:span>. Typically, you use a void function to perform some sort of action. For example, a function to print Cheers! a given number ( n ) of times could look like this:</text:p>
      <text:p text:style-name="P3"/>
      <text:p text:style-name="P3">void cheers(int n) <text:s text:c="9"/>// no return value</text:p>
      <text:p text:style-name="P3">{</text:p>
      <text:p text:style-name="P3"><text:tab/>using namespace std;</text:p>
      <text:p text:style-name="P3"><text:tab/>for (int i = 0; i &lt; n; i++)</text:p>
      <text:p text:style-name="P3"><text:tab/>cout &lt;&lt; “Cheers! “;</text:p>
      <text:p text:style-name="P3"><text:tab/>cout &lt;&lt; endl;</text:p>
      <text:p text:style-name="P3"><text:soft-page-break/>}</text:p>
      <text:p text:style-name="P3"/>
      <text:p text:style-name="P3">The int n parameter list means that cheers() expects to have an int value passed to it as an</text:p>
      <text:p text:style-name="P3">argument when you call this function. A function with a return value produces a value that it returns to the function that called it. In other words, if the function returns the square root of 9.0 ( sqrt(9.0) ), the function call has the value 3.0 . <text:span text:style-name="T1">Such a function is declared as having the same type as the value it returns.</text:span> Here is the general form:</text:p>
      <text:p text:style-name="P3"/>
      <text:p text:style-name="P3">typeName functionName(parameterList)</text:p>
      <text:p text:style-name="P3">{</text:p>
      <text:p text:style-name="P3"><text:tab/>statements</text:p>
      <text:p text:style-name="P3"><text:tab/>return value; <text:s text:c="6"/>// value is type cast to type typeName</text:p>
      <text:p text:style-name="P3">}</text:p>
      <text:p text:style-name="P3"/>
      <text:p text:style-name="P3">Functions with return values require that you use a return statement so that the value is returned to the calling function. The value itself can be a constant, a variable, or a more general expression. The only requirement is that <text:span text:style-name="T1">the expression reduce to a value that has, or is convertible to, the typeName type</text:span>. (If the declared return type is, say, double , and the function returns an int expression, the int value is type cast to type double .) <text:span text:style-name="T6">The function then returns the final value to the function that called it.</text:span></text:p>
      <text:p text:style-name="P3"/>
      <text:p text:style-name="P3">C++ does place a restriction on what types you can use for a return value: <text:span text:style-name="T3">The return value cannot be an array</text:span>. Everything else is possible—integers, floating-point numbers, pointers, and even structures and objects! (Interestingly, even though a C++ function can’t return an array directly, it can return an array that’s part of a structure or object.) As a programmer, you don’t need to know how a function returns a value, but knowing the method might clarify the concept for you.</text:p>
      <text:p text:style-name="P3"/>
      <text:p text:style-name="P3">Typically, a function returns a value by copying the return value to a<text:span text:style-name="T1"> specified CPU register</text:span> or memory location. Then, the calling program examines that location. Both the returning function and the calling function have to agree on the type of data at that location. The function prototype tells the calling program what to expect, and the function definition tells the called program what to return. <text:span text:style-name="T7">(see pg 305)</text:span></text:p>
      <text:p text:style-name="P3"/>
      <text:p text:style-name="P3">A function terminates after executing a return statement. If a function has more than one</text:p>
      <text:p text:style-name="P3">return statement—for example, as alternatives to different if else selections—the function</text:p>
      <text:p text:style-name="P3">terminates after it executes the first return statement it reaches. For example, in the following example, the else isn’t needed, but it does help the casual reader understand the intent:</text:p>
      <text:p text:style-name="P3"/>
      <text:p text:style-name="P3">int bigger(int a, int b)</text:p>
      <text:p text:style-name="P3">{</text:p>
      <text:p text:style-name="P3"><text:tab/>if (a &gt; b )</text:p>
      <text:p text:style-name="P3"><text:tab/> <text:s text:c="4"/>return a; <text:s text:c="13"/>// if a &gt; b, function terminates here</text:p>
      <text:p text:style-name="P3"><text:tab/>else</text:p>
      <text:p text:style-name="P3"><text:tab/> <text:s text:c="3"/>return b; <text:s text:c="18"/>// otherwise, function terminates here</text:p>
      <text:p text:style-name="P3">}</text:p>
      <text:p text:style-name="P3"/>
      <text:p text:style-name="P3"><text:soft-page-break/>Functions with return values are much like functions in Pascal, FORTRAN, and BASIC. They return a value to the calling program, which can then assign that value to a variable, display the value, or otherwise use it. Here’s a simple example that returns the cube of a type double <text:span text:style-name="T8">value:</text:span></text:p>
      <text:p text:style-name="P3"/>
      <text:p text:style-name="P3">double cube(double x) <text:s text:c="18"/>// x times x times x</text:p>
      <text:p text:style-name="P3">{</text:p>
      <text:p text:style-name="P3"><text:tab/>return x * x * x; <text:s text:c="12"/>// a type double value</text:p>
      <text:p text:style-name="P3">}</text:p>
      <text:p text:style-name="P3"/>
      <text:p text:style-name="P3">Note that this return statement uses an expression.</text:p>
      <text:p text:style-name="P3"/>
      <text:p text:style-name="P9">Prototyping and Calling a Function</text:p>
      <text:p text:style-name="P3">Note that main() calls the type void function cheers() by using the function name and arguments followed by a semicolon: cheers(5); . This is an example of a function call statement. But because cube() has a return value, main() can use it as part of an assignment statement:</text:p>
      <text:p text:style-name="P3"/>
      <text:p text:style-name="P3"><text:span text:style-name="T3">double</text:span> volume = cube(side);</text:p>
      <text:p text:style-name="P3"/>
      <text:p text:style-name="P9">Why Prototypes?</text:p>
      <text:p text:style-name="P3"><text:span text:style-name="T2">A prototype describes the function interface to the compiler.</text:span> That is, it tells the compiler what type of return value, if any, the function has, and it tells the compiler the number and type of function arguments. The only way to avoid using a function prototype is to place the function definition before its first use. That is not always possible. Also, the C++ programming style is to put main() first because it generally provides the structure for the whole program.</text:p>
      <text:p text:style-name="P3"/>
      <text:p text:style-name="P9">Prototype Syntax</text:p>
      <text:p text:style-name="P3">A function prototype is a statement, so it must have a terminating semicolon. <text:span text:style-name="T9">T</text:span>he function prototype does not require that you provide names for the variables; a list of types is enough. In general, you can either include or exclude variable names in the argument lists for prototypes. The variable names in the prototype just act as placeholders, so if you do use names, they don’t have to match the names in the function definition. <text:span text:style-name="T10">(see pg 308)</text:span></text:p>
      <text:p text:style-name="P3"/>
      <text:p text:style-name="P9">What Prototypes Do for You</text:p>
      <text:p text:style-name="P3">You’ve seen that prototypes help the compiler. But what do they do for you? They greatly</text:p>
      <text:p text:style-name="P3">reduce the chances of program errors. In particular, prototypes ensure the following:</text:p>
      <text:p text:style-name="P3"/>
      <text:p text:style-name="P3">• The compiler correctly handles the function <text:span text:style-name="T1">return value</text:span>.</text:p>
      <text:p text:style-name="P3">• The compiler checks that you use the correct number of function <text:span text:style-name="T1">arguments</text:span>.</text:p>
      <text:p text:style-name="P3">• The compiler checks that you use the <text:span text:style-name="T1">correct type of arguments</text:span>. If you don’t, it converts</text:p>
      <text:p text:style-name="P3"><text:s text:c="3"/>the arguments to the correct type, if possible.</text:p>
      <text:p text:style-name="P3"/>
      <text:p text:style-name="P3">Prototyping takes place during compile time and is termed static type checking. <text:span text:style-name="T1">Static type</text:span></text:p>
      <text:p text:style-name="P3"><text:span text:style-name="T1">checking</text:span>, as you’ve just seen, catches many errors that are much more difficult to catch during runtime.</text:p>
      <text:p text:style-name="P3"/>
      <text:p text:style-name="P9"><text:soft-page-break/>Function Arguments and Passing by Value</text:p>
      <text:p text:style-name="P3">C++ normally passes arguments by value. That means the numeric value of the argument is passed to the function, where it is assigned to a new variable. A variable that’s used to receive passed values is called a <text:span text:style-name="T3">formal argument</text:span> or <text:span text:style-name="T3">formal parameter</text:span>. The value passed to the function is called the actual argument or actual parameter. <text:span text:style-name="T11">(see pg 310)</text:span></text:p>
      <text:p text:style-name="P3"/>
      <text:p text:style-name="P3"><text:span text:style-name="T2">Variables, including parameters, declared within a function are private to the function.</text:span> When a function is called, the computer allocates the memory needed for these variables. When the function terminates, the computer frees the memory that was used for those variables. Such variables are called local variables because they are <text:span text:style-name="T1">localized to the function</text:span>.</text:p>
      <text:p text:style-name="P3"/>
      <text:p text:style-name="P3">As mentioned previously, this helps preserve data integrity. It also means that if you declare a variable called x in main() and another variable called x in some other function, these are two distinct, unrelated variables, much as the Albany in California is distinct from the Albany in New York. Such variables are also termed automatic variables because they are allocated and deallocated automatically during program execution.</text:p>
      <text:p text:style-name="P3"/>
      <text:p text:style-name="P9">Multiple Arguments</text:p>
      <text:p text:style-name="P3">A function can have more than one argument. In the function call, you just separate the arguments with commas:</text:p>
      <text:p text:style-name="P3"/>
      <text:p text:style-name="P3">n_chars(‘R’, 25);</text:p>
      <text:p text:style-name="P3"/>
      <text:p text:style-name="P3">Similarly, when you define the function, you use a comma-separated list of parameter declarations in the function header:</text:p>
      <text:p text:style-name="P3"/>
      <text:p text:style-name="P3">void n_chars(char c, int n) // two arguments</text:p>
      <text:p text:style-name="P3"/>
      <text:p text:style-name="P3">This function header states that the function n_chars() takes one type char argument and</text:p>
      <text:p text:style-name="P3">one type int argument. The parameters c and n are assigned the values passed to the function. If a function has two parameters of the same type, you have to give the type of each parameter separately. You can’t combine declarations the way you can when you declare regular variables:</text:p>
      <text:p text:style-name="P3"/>
      <text:p text:style-name="P9">Functions and Arrays</text:p>
      <text:p text:style-name="P3"/>
      <text:p text:style-name="P3">int sum_arr(int arr[], int n) // arr = array name, n = size</text:p>
      <text:p text:style-name="P3"/>
      <text:p text:style-name="P3"><text:span text:style-name="T1">arr </text:span>is not really an array; it’s a pointer! The good news is that you can write the rest of the function just as if arr were an array.</text:p>
      <text:p text:style-name="P3"/>
      <text:p text:style-name="P9">How Pointers Enable Array-Processing Functions</text:p>
      <text:p text:style-name="P3">The key to the program in Listing 7.5 is that C++, like C, in most contexts treats the name of</text:p>
      <text:p text:style-name="P3">an array as if it were a pointer. Recall from Chapter 4, “Compound Types,” that C++ interprets an array name as the address of its first element:</text:p>
      <text:p text:style-name="P3"/>
      <text:p text:style-name="P3">cookies == &amp;cookies[0] <text:s/>// array name is address of first element</text:p>
      <text:p text:style-name="P3"/>
      <text:p text:style-name="P3"><text:soft-page-break/>(There are two exceptions to this rule. First, the array declaration uses the array name to label the storage. <text:span text:style-name="T2">Second, applying sizeof to an array name yields the size of the whole array, in bytes.</text:span>)</text:p>
      <text:p text:style-name="P3"/>
      <text:p text:style-name="P3">Listing 7.5 makes the following function call:</text:p>
      <text:p text:style-name="P3"/>
      <text:p text:style-name="P3">int sum = sum_arr(cookies, ArSize);</text:p>
      <text:p text:style-name="P3"/>
      <text:p text:style-name="P3">Here cookies is the name of an array, hence by C++ rules cookies is the address of the array’s first element. The function passes an address. Because the array has type int elements, cookies must be type pointer-to- int , or int * . This suggests that the correct function header should be this:</text:p>
      <text:p text:style-name="P3"/>
      <text:p text:style-name="P3">int sum_arr(int * arr, int n) <text:s/>// arr = array name, n = size</text:p>
      <text:p text:style-name="P3"/>
      <text:p text:style-name="P3">Here int *arr has replaced int arr[] . It turns out that both headers are correct because in</text:p>
      <text:p text:style-name="P13">C++ the notations int *arr and int arr[] have the identical meaning when (and only when)</text:p>
      <text:p text:style-name="P3"><text:span text:style-name="T2">used in a function header or function prototype. </text:span>Both mean that arr is a pointer-to- int .</text:p>
      <text:p text:style-name="P3">However, the array notation version ( int arr[] ) symbolically reminds you that arr not only</text:p>
      <text:p text:style-name="P3">points to an int , it points to the first int in an array of int s. Remember that the notations int *arr and int arr[] are not synonymous in any other context. For example, you can’t use the notation int tip[] to declare a pointer in the body of a function.</text:p>
      <text:p text:style-name="P3"/>
      <text:p text:style-name="P3">And it probably will do no harm at this point to remind you of the following two identities:</text:p>
      <text:p text:style-name="P3"/>
      <text:p text:style-name="P3">arr[i] == *(ar + <text:span text:style-name="T12">i</text:span>) <text:s/>// values in two notations</text:p>
      <text:p text:style-name="P3">&amp;arr[i] == ar + <text:span text:style-name="T12">i <text:s/>// addresses in two notations</text:span></text:p>
      <text:p text:style-name="P3"/>
      <text:p text:style-name="P3"><text:span text:style-name="T2">Pointer addition</text:span> and <text:span text:style-name="T2">array subscription</text:span> are two equivalent ways of counting elements from the beginning of an array.</text:p>
      <text:p text:style-name="P3"/>
      <text:p text:style-name="P9">The Implications of Using Arrays as Arguments</text:p>
      <text:p text:style-name="P3">Let’s look at the implications of Listing 7.5. The function call sum_arr(cookies, ArSize)</text:p>
      <text:p text:style-name="P3">passes the address of the first element of the cookies array and the number of elements of the array to the sum_arr() function. The sum_arr() function assigns the cookies address to the pointer variable arr and assigns ArSize to the int variable n . This means Listing 7.5 doesn’t really pass the array contents to the function. Instead, it tells the function <text:span text:style-name="T1">where </text:span>the array is (the address), <text:span text:style-name="T1">what kind</text:span> of elements it has (the type), <text:span text:style-name="T1">and how many</text:span> elements it has (the n variable).</text:p>
      <text:p text:style-name="P3"/>
      <text:p text:style-name="P3"><text:span text:style-name="T1">If you pass an ordinary variable, the function works with a copy</text:span>. <text:span text:style-name="T1">But if you pass an array, the function works with the original. </text:span>Actually, this difference doesn’t violate C++’s pass-by-</text:p>
      <text:p text:style-name="P3">value approach. The sum_arr() function still passes a value that’s assigned to a new variable.</text:p>
      <text:p text:style-name="P3">But that value is a single address, not the contents of an array. <text:span text:style-name="T13">(see pg 318)</text:span></text:p>
      <text:p text:style-name="P3"/>
      <text:p text:style-name="P3">Is the correspondence between array names and pointers a good thing? Indeed, it is. The</text:p>
      <text:p text:style-name="P3">design decision to use array addresses as arguments saves the time and memory needed to</text:p>
      <text:p text:style-name="P3"><text:soft-page-break/>copy an entire array. The overhead for using copies can be prohibitive if you’re working with large arrays. With copies, not only does a program need more computer memory, but it has to spend time copying large blocks of data. On the other hand, working with the original data raises the possibility of inadvertent data corruption. That’s a real problem in classic C, but ANSI C and C++’s const modifier provides a remedy.</text:p>
      <text:p text:style-name="P3"/>
      <text:p text:style-name="P12">Program Notes</text:p>
      <text:p text:style-name="P8">Because the only way sum_arr() knows the number of elements in the array is through what</text:p>
      <text:p text:style-name="P8">you tell it with the second argument, you can lie to the function. For example, the second time the program uses the function, it makes this call:</text:p>
      <text:p text:style-name="P8"/>
      <text:p text:style-name="P8">sum = sum_arr(cookies, 3);</text:p>
      <text:p text:style-name="P8"/>
      <text:p text:style-name="P8">By telling the function that cookies has just three elements, you get the function to calculate</text:p>
      <text:p text:style-name="P8">the sum of the first three elements. Why stop there? You can also lie about where the array starts:</text:p>
      <text:p text:style-name="P8"/>
      <text:p text:style-name="P8">sum = sum_arr(cookies + 4, 4);</text:p>
      <text:p text:style-name="P8"/>
      <text:p text:style-name="P8">Because cookies acts as the address of the first element, cookies + 4 acts as the address of</text:p>
      <text:p text:style-name="P8">the fifth element.</text:p>
      <text:p text:style-name="P8"/>
      <text:p text:style-name="P12">Remember</text:p>
      <text:p text:style-name="P8">To indicate the kind of array and the number of elements to an array-processing function, you pass the information as two separate arguments:</text:p>
      <text:p text:style-name="P8"/>
      <text:p text:style-name="P8">void fillArray(int arr[], int size); // prototype</text:p>
      <text:p text:style-name="P3"/>
      <text:p text:style-name="P3">Don’t try to pass the array size by using brackets notation:</text:p>
      <text:p text:style-name="P3"/>
      <text:p text:style-name="P3">void fillArray(int arr[size]); <text:s/>// NO -- bad prototype</text:p>
      <text:p text:style-name="P3"/>
      <text:p text:style-name="P9">More Array Function Examples</text:p>
      <text:p text:style-name="P3">When you choose to use an array to represent data, you are making a design decision. But</text:p>
      <text:p text:style-name="P3">design decisions should go beyond how data is stored; they should also involve how the data is used. Often, you’ll find it profitable to write specific functions to handle specific data operations. (The profits here include<text:span text:style-name="T1"> increased program reliability</text:span>, <text:span text:style-name="T1">ease of modification</text:span>, and <text:span text:style-name="T1">ease of debugging</text:span>.)</text:p>
      <text:p text:style-name="P3"/>
      <text:p text:style-name="P9">Filling the Array</text:p>
      <text:p text:style-name="P3">Because a function with an array name argument accesses the original array, not a copy, you</text:p>
      <text:p text:style-name="P3">can use a function call to assign values to array elements. One argument to the function will be the name of the array to be filled. In general, a program might manage more than one person’s investments, hence more than one array, so you don’t want to build the array size into the function. Instead, you pass the array size as a second argument, as in the previous example.</text:p>
      <text:p text:style-name="P3"/>
      <text:p text:style-name="P9">Showing the Array and Protecting It with const</text:p>
      <text:p text:style-name="P3"><text:soft-page-break/>Building a function to display the array contents is simple. You pass the name of the array and the number of filled elements to the function, which then uses a loop to display each element. But there is another consideration—guaranteeing that the display function doesn’t alter the original array. Unless the purpose of a function is to alter data passed to it, you should safeguard it from doing so. That protection comes automatically with ordinary arguments because C++ passes them by value, and the function works with a copy. But functions that use an array work with the original.</text:p>
      <text:p text:style-name="P3"/>
      <text:p text:style-name="P3">you can use the keyword const (discussed in Chapter 3, “Dealing with Data”) when you declare the formal argument:</text:p>
      <text:p text:style-name="P3"/>
      <text:p text:style-name="P3">void show_array(<text:span text:style-name="T4">const</text:span> double ar[], int n);</text:p>
      <text:p text:style-name="P3"/>
      <text:p text:style-name="P3">The declaration states that the pointer ar points to constant data. This means that you can’t</text:p>
      <text:p text:style-name="P3">use ar to change the data. That is, you can use a value such as ar[0] , but you can’t change</text:p>
      <text:p text:style-name="P3">that value. Note that this doesn’t mean that the original array needs be constant; it just means that you can’t use ar in the show_array() function to change the data. Thus, show_array() treats the array as read-only data. The message reminds you that C++ interprets the declaration const double ar[] to mean const double *ar . Thus, the declaration really says that ar points to a constant value.</text:p>
      <text:p text:style-name="P3"/>
      <text:p text:style-name="P9">Modifying the Array</text:p>
      <text:p text:style-name="P9"/>
      <text:p text:style-name="P9">void revalue(double <text:span text:style-name="T1">r</text:span>, double <text:span text:style-name="T1">ar[]</text:span>, int <text:span text:style-name="T1">n</text:span>)</text:p>
      <text:p text:style-name="P9">{</text:p>
      <text:p text:style-name="P9"><text:tab/>for (int i = 0; i &lt; <text:span text:style-name="T1">n</text:span>; i++)</text:p>
      <text:p text:style-name="P9"><text:tab/><text:span text:style-name="T1">ar[i] </text:span><text:s/>*=<text:span text:style-name="T1"> r</text:span>;</text:p>
      <text:p text:style-name="P9">}</text:p>
      <text:p text:style-name="P9"/>
      <text:p text:style-name="P3">Because this function is supposed to alter the array values, you don’t use const when you</text:p>
      <text:p text:style-name="P3">declare ar .</text:p>
      <text:p text:style-name="P3"/>
      <text:p text:style-name="P9">Functions Using Array Ranges</text:p>
      <text:p text:style-name="P3">As you’ve seen, <text:span text:style-name="T1">C++ functions that process arrays</text:span> need to be informed about the kind of data in the array, t<text:span text:style-name="T1">he location of the beginning of the array</text:span>, and <text:span text:style-name="T1">the number of elements</text:span> in the array. The traditional C/C++ approach to functions that process arrays is to pass a pointer to the start of the array as one argument and to pass the size of the array as a second argument. (The pointer tells the function both where to find the array and the kind of data in it.) That gives the function the information it needs to find all the data.</text:p>
      <text:p text:style-name="P3"/>
      <text:p text:style-name="P3">There is another approach to giving a function the information it needs: to specify a range of</text:p>
      <text:p text:style-name="P3">elements. This can be done by passing two pointers—one identifying the start of the array and one identifying the end of the array. For example, suppose you have this declaration:</text:p>
      <text:p text:style-name="P3"/>
      <text:p text:style-name="P3">double elbuod[20];</text:p>
      <text:p text:style-name="P3"/>
      <text:p text:style-name="P3">Then the two pointers <text:span text:style-name="T2">elboud and elboud + 20 define the range.</text:span> First, elboub , being the</text:p>
      <text:p text:style-name="P3">name of the array, points to the first element. The expression elboud + 19 points to the last</text:p>
      <text:p text:style-name="P3"><text:soft-page-break/>element (that is, elboud[19] ), so elboud + 20 points to one past the end of the array. Passing</text:p>
      <text:p text:style-name="P3">a range to a function tells it which elements to process.</text:p>
      <text:p text:style-name="P3"/>
      <text:p text:style-name="P9">Program Notes</text:p>
      <text:p text:style-name="P3">In Listing 7.8, notice the for loop in the sum_array() function:</text:p>
      <text:p text:style-name="P3"/>
      <text:p text:style-name="P3">for (pt = begin; pt != end; pt++)</text:p>
      <text:p text:style-name="P3"><text:tab/>total = total + *pt;</text:p>
      <text:p text:style-name="P3"/>
      <text:p text:style-name="P3">It sets pt to point to the first element to be processed (the one pointed to by begin ) and adds</text:p>
      <text:p text:style-name="P3">*pt (the value of the element) to total . Then the loop updates pt by incrementing it, causing</text:p>
      <text:p text:style-name="P3">it to point to the next element. The process continues as long as pt != end . When pt finally</text:p>
      <text:p text:style-name="P3">equals end , it’s pointing to the location following the last element of the range, so the loop</text:p>
      <text:p text:style-name="P3">halts. So the range cookies, cookies + ArSize specifies the entire array. Similarly, cookies, cookies + 3 specifies the first three elements, and so on.</text:p>
      <text:p text:style-name="P3"/>
      <text:p text:style-name="P9">Pointers and const</text:p>
      <text:p text:style-name="P3">Using const with pointers has some subtle aspects (pointers always seem to have subtle</text:p>
      <text:p text:style-name="P3">aspects), so let’s take a closer look. You can use the const keyword two different ways with</text:p>
      <text:p text:style-name="P3">pointers. The first way is to make a pointer point to a constant object, and that prevents you</text:p>
      <text:p text:style-name="P3">from using the pointer to change the pointed-to value. The second way is to make the pointer itself constant, and that prevents you from changing where the pointer points.</text:p>
      <text:p text:style-name="P3"/>
      <text:p text:style-name="P3">First, let’s declare a pointer pt that points to a constant:</text:p>
      <text:p text:style-name="P3"/>
      <text:p text:style-name="P3">int age = 39;</text:p>
      <text:p text:style-name="P3">const int * pt = &amp;age;</text:p>
      <text:p text:style-name="P3"/>
      <text:p text:style-name="P4">*pt += 1; <text:s text:c="7"/>// INVALID because pt points to a const int</text:p>
      <text:p text:style-name="P4">cin &gt;&gt; *pt; <text:s text:c="3"/>// INVALID for the same reason</text:p>
      <text:p text:style-name="P4"/>
      <text:p text:style-name="P4">Now for a subtle point. This declaration for pt doesn’t necessarily mean that the value it points to is really a constant; it just means the value is a constant insofar as pt is concerned. For example, pt points to age , and age is not const . You can change the value of age directly by using the age variable, but you can’t change the value indirectly via the pt pointer:</text:p>
      <text:p text:style-name="P4"/>
      <text:p text:style-name="P4">In the past, you’ve assigned the address of a regular variable to a regular pointer. Now you’ve assigned the address of a regular variable to a pointer-to- const . That leaves two other possibilities: assigning the address of a const variable to a pointer-to- const and assigning the address of a const to a regular pointer. Are they both possible? The first is, and the second isn’t:</text:p>
      <text:p text:style-name="P4"/>
      <text:p text:style-name="P4">const float g_earth = 9.80;</text:p>
      <text:p text:style-name="P4">const float * pe = &amp;g_earth; // VALID</text:p>
      <text:p text:style-name="P4"/>
      <text:p text:style-name="P4">const float g_moon = 1.63;</text:p>
      <text:p text:style-name="P4">float * pm = &amp;g_moon; // INVALID</text:p>
      <text:p text:style-name="P4"><text:soft-page-break/>The situation becomes a bit more complex if you have pointers to pointers. As you saw earlier, assigning a non- const pointer to a const pointer is okay, provided that you’re dealing with just one level of indirection:</text:p>
      <text:p text:style-name="P4"/>
      <text:p text:style-name="P4">int age = 39; <text:s text:c="16"/>// age++ is a valid operation</text:p>
      <text:p text:style-name="P4">int * pd = &amp;age; <text:s text:c="9"/>// *pd = 41 is a valid operation</text:p>
      <text:p text:style-name="P4">const int * pt = pd; <text:s text:c="4"/>// *pt = 42 is an invalid operation</text:p>
      <text:p text:style-name="P4"/>
      <text:p text:style-name="P10">Remember</text:p>
      <text:p text:style-name="P4">You can assign the address of either const data or non- const data to a pointer-to- const , provided that the data type is not itself a pointer, but you can assign the address of non- const data only to a non- const pointer.</text:p>
      <text:p text:style-name="P4"/>
      <text:p text:style-name="P4">Suppose you have an array of const data:</text:p>
      <text:p text:style-name="P4"/>
      <text:p text:style-name="P4">const int months[12] = {31,28,31,30,31,30, 31, 31,30,31,30,31};</text:p>
      <text:p text:style-name="P4"/>
      <text:p text:style-name="P4">The prohibition against assigning the address of a constant array means that you cannot pass</text:p>
      <text:p text:style-name="P4">the array name as an argument to a function by using a non-constant formal argument:</text:p>
      <text:p text:style-name="P4"/>
      <text:p text:style-name="P5">int sum(int arr[], int n); <text:s/>// should have been const int arr[]</text:p>
      <text:p text:style-name="P4">...</text:p>
      <text:p text:style-name="P4">int j = sum(months, 12); <text:s text:c="2"/>// not allowed</text:p>
      <text:p text:style-name="P4"/>
      <text:p text:style-name="P4">This function call attempts to assign a const pointer ( months ) to a non- const pointer ( arr ),</text:p>
      <text:p text:style-name="P6">and the compiler disallows the function call. </text:p>
      <text:p text:style-name="P6"/>
      <text:p text:style-name="P6">For yet another subtle point, consider the following declarations:</text:p>
      <text:p text:style-name="P6"/>
      <text:p text:style-name="P4">int age = 39;</text:p>
      <text:p text:style-name="P4">const int * pt = &amp;age;</text:p>
      <text:p text:style-name="P4"/>
      <text:p text:style-name="P4">The const in the second declaration only prevents you from changing the value to which pt</text:p>
      <text:p text:style-name="P4">points, which is 39 . It doesn’t prevent you from changing the value of pt itself. That is, you</text:p>
      <text:p text:style-name="P4">can assign a new address to pt :</text:p>
      <text:p text:style-name="P4"/>
      <text:p text:style-name="P4">int sage = 80;</text:p>
      <text:p text:style-name="P4">pt = &amp;sage; // okay to point to another location</text:p>
      <text:p text:style-name="P4"/>
      <text:p text:style-name="P4">But you still can’t use pt to change the value to which it points (now 80 ).</text:p>
      <text:p text:style-name="P4">The second way to use const makes it impossible to change the value of the pointer itself:</text:p>
      <text:p text:style-name="P4"/>
      <text:p text:style-name="P4">int sloth = 3;</text:p>
      <text:p text:style-name="P4">const int * ps = &amp;sloth; <text:s text:c="24"/>// a pointer to const int</text:p>
      <text:p text:style-name="P4">int * const finger = &amp;sloth; <text:s text:c="10"/>// a const pointer to int</text:p>
      <text:p text:style-name="P4"/>
      <text:p text:style-name="P4">Note that the last declaration has repositioned the keyword const . This form of declaration</text:p>
      <text:p text:style-name="P4">constrains finger to point only to sloth . However, it allows you to use finger to alter the</text:p>
      <text:p text:style-name="P4"><text:soft-page-break/>value of sloth . The middle declaration does not allow you to use ps to alter the value of</text:p>
      <text:p text:style-name="P4">sloth , but it permits you to have ps point to another location. In short, finger and *ps are</text:p>
      <text:p text:style-name="P4">both const , and *finger and ps are not const . <text:span text:style-name="T14">(see pg 330)</text:span></text:p>
      <text:p text:style-name="P4"/>
      <text:p text:style-name="P4">If you like, you can declare a const pointer to a const object:</text:p>
      <text:p text:style-name="P4"/>
      <text:p text:style-name="P4">double trouble = 2.0E30;</text:p>
      <text:p text:style-name="P4">const double * const stick = &amp;trouble;</text:p>
      <text:p text:style-name="P4"/>
      <text:p text:style-name="P4">Here stick can point only to trouble , and stick cannot be used to change the value of trouble. In short, both stick and *stick are const .</text:p>
      <text:p text:style-name="P4"/>
      <text:p text:style-name="P10">Functions and Two-Dimensional Arrays</text:p>
      <text:p text:style-name="P4">To write a function that has a two-dimensional array as an argument, you need to remember</text:p>
      <text:p text:style-name="P4">that the <text:span text:style-name="T1">name of an array is treated as its address,</text:span> so the corresponding formal parameter is a</text:p>
      <text:p text:style-name="P4">pointer, just as for one-dimensional arrays. The tricky part is declaring the pointer correctly.</text:p>
      <text:p text:style-name="P4">Suppose, for example, that you start with this code:</text:p>
      <text:p text:style-name="P4"/>
      <text:p text:style-name="P4">int data[3][4] = {{1,2,3,4}, {9,8,7,6}, {2,4,6,8}};</text:p>
      <text:p text:style-name="P4">int total = sum(data, 3);</text:p>
      <text:p text:style-name="P4"/>
      <text:p text:style-name="P4">What should the prototype for sum() look like? And why does the function pass the number</text:p>
      <text:p text:style-name="P4">of rows ( 3 ) as an argument and not also the number of columns ( 4 )? Well, data is the name of an array with three elements. The first element is, itself, an array of four int values. Thus, the type of data is pointer-to-array-of-four- int , so an appropriate prototype would be this:</text:p>
      <text:p text:style-name="P4"/>
      <text:p text:style-name="P4">int sum(int (*ar2)[4], int size);</text:p>
      <text:p text:style-name="P4"/>
      <text:p text:style-name="P4">The parentheses are needed because the declaration</text:p>
      <text:p text:style-name="P4"/>
      <text:p text:style-name="P4">int *ar2[4]</text:p>
      <text:p text:style-name="P4"/>
      <text:p text:style-name="P4">would declare an array of four pointers-to- int instead of a single pointer-to-array-of-four- int , and a function parameter cannot be an array. here’s an alternative format that means exactly the same thing as this first prototype, but, perhaps, is easier to read:</text:p>
      <text:p text:style-name="P4"/>
      <text:p text:style-name="P4">int sum(int ar2[][4], int size);</text:p>
      <text:p text:style-name="P4"/>
      <text:p text:style-name="P4">Either prototype states that ar2 is a pointer, not an array. Also note that the pointer type</text:p>
      <text:p text:style-name="P4">specifically says it points to an array of four int s. Thus, the pointer type specifies the number of columns, which is why the number of columns is not passed as a separate function argument. Because the pointer type specifies the number of columns, the sum() function only works with arrays with four columns. But the number of rows is specified by the variable size, so sum() can work with a varying number of rows: <text:span text:style-name="T15">(see 332)</text:span></text:p>
      <text:p text:style-name="P4"/>
      <text:p text:style-name="P7"><text:soft-page-break/>Given that the parameter ar2 is a pointer to an array, how do you use it in the function definition? The simplest way is to use ar2 as if it were the name of a two-dimensional array. Here’s a possible function definition:</text:p>
      <text:p text:style-name="P7"/>
      <text:p text:style-name="P7">int sum(int ar2[][4], int size)</text:p>
      <text:p text:style-name="P7">{</text:p>
      <text:p text:style-name="P7"><text:tab/>int total = 0;</text:p>
      <text:p text:style-name="P7"><text:tab/>for (int r = 0; r &lt; size; r++)</text:p>
      <text:p text:style-name="P7"><text:tab/><text:tab/>for (int c = 0; c &lt; 4; c++)</text:p>
      <text:p text:style-name="P7"><text:tab/>total += ar2[r][c];</text:p>
      <text:p text:style-name="P7"><text:tab/>return total;</text:p>
      <text:p text:style-name="P7">}</text:p>
      <text:p text:style-name="P7"/>
      <text:p text:style-name="P7">Again, note that the number of rows is whatever is passed to the size parameter, but the number of columns is fixed at four, both in the parameter declaration for ar2 and in the inner for loop.</text:p>
      <text:p text:style-name="P7"/>
      <text:p text:style-name="P7">Here’s why you can use array notation. Because ar2 points to the first element of an array whose elements are array-of-four- int , the expression ar2 + r points to element number r . Therefore ar2[r] is element number r . That element is itself an array-of-four- int , so ar2[r] is the name of that array-of-four- int . Applying a subscript to an array name gives an array element, so ar2[r][c] is an element of the array-of-four- int , hence is a single int value. The pointer ar2 has to be dereferenced twice to get to the data. The simplest way is to use brackets twice, as in ar2[r][c] . But it is possible, if ungainly, to use the * operator twice:</text:p>
      <text:p text:style-name="P7"/>
      <text:p text:style-name="P7">ar2[r][c] == *(*(ar2 + r) + c) <text:s text:c="4"/>// same thing</text:p>
      <text:p text:style-name="P7"/>
      <text:p text:style-name="P7">ar2 <text:s text:c="12"/>// pointer to first row of an array of 4 int</text:p>
      <text:p text:style-name="P7">ar2 + r <text:s text:c="2"/>// pointer to row r (an array of 4 int)</text:p>
      <text:p text:style-name="P7">*(ar2 + r) <text:s text:c="3"/>// <text:s/>row r (an array of 4 int, hence the name of an array,</text:p>
      <text:p text:style-name="P7"><text:s text:c="19"/>// thus a pointer to the first int in the row, i.e., ar2[r]</text:p>
      <text:p text:style-name="P7"/>
      <text:p text:style-name="P7">*(ar2 +r) + c <text:s text:c="8"/>// <text:s/>pointer int number c in row r, i.e., ar2[r] + c</text:p>
      <text:p text:style-name="P7">*(*(ar2 + r) + c <text:s text:c="2"/>// value of int number c in row r, i.e. ar2[r][c]</text:p>
      <text:p text:style-name="P7"/>
      <text:p text:style-name="P7">Incidentally, the code for sum() doesn’t use const in declaring the parameter ar2 because that technique is for pointers to fundamental types, and ar2 is a pointer to a pointer.</text:p>
      <text:p text:style-name="P7"/>
      <text:p text:style-name="P11">Functions with C-Style String Arguments</text:p>
      <text:p text:style-name="P7">Suppose you want to pass a string as an argument to a function. You have three choices for</text:p>
      <text:p text:style-name="P7">representing a string:</text:p>
      <text:p text:style-name="P7"/>
      <text:p text:style-name="P7">• An array of char</text:p>
      <text:p text:style-name="P7">• A quoted string constant (also called a string literal)</text:p>
      <text:p text:style-name="P7">• A pointer-to- char set to the address of a string</text:p>
      <text:p text:style-name="P7"/>
      <text:p text:style-name="P7">All three choices, however, are type pointer-to- char (more concisely, type char * ), so you can use all three as arguments to string-processing functions:</text:p>
      <text:p text:style-name="P7"><text:soft-page-break/>char ghost[15] = “galloping”;</text:p>
      <text:p text:style-name="P7">char * str = “galumphing”;</text:p>
      <text:p text:style-name="P7">int n1 = strlen(ghost); <text:s text:c="15"/>// ghost is &amp;ghost[0]</text:p>
      <text:p text:style-name="P7">int n2 = strlen(str); <text:s text:c="19"/>// pointer to char</text:p>
      <text:p text:style-name="P7">int n3 = strlen(“gamboling”); <text:s/>// address of string</text:p>
      <text:p text:style-name="P7"/>
      <text:p text:style-name="P7">Informally, you can say that you’re passing a string as an argument, but you’re really <text:span text:style-name="T1">passing the address of the first character in the string.</text:span> This implies that a string function prototype should use type char * as the type for the formal parameter representing a string. One important difference between a C-style string and a regular array is that the string has a</text:p>
      <text:p text:style-name="P7">built-in terminating character.</text:p>
      <text:p text:style-name="P7"/>
      <text:p text:style-name="P11">Functions That Return C-Style Strings</text:p>
      <text:p text:style-name="P7">Now suppose you want to write a function that returns a string. Well, a function can’t do that. But it can return the address of a string, and that’s more efficient.</text:p>
      <text:p text:style-name="P7"/>
      <text:p text:style-name="P11">Program Notes</text:p>
      <text:p text:style-name="P7">To create a string of n visible characters, you need storage for n + 1 characters in order to have space for the null character. So the function in Listing 7.10 asks for n + 1 bytes to hold the string. Next, it sets the final byte to the null character. Then, it fills in the rest of the array from back to front. In Listing 7.10, the loop</text:p>
      <text:p text:style-name="P7"/>
      <text:p text:style-name="P7">while (n-- &gt; 0)</text:p>
      <text:p text:style-name="P7"><text:s text:c="4"/>pstr[n] = c;</text:p>
      <text:p text:style-name="P7"/>
      <text:p text:style-name="P7">cycles n times as n decreases to 0 , filling n elements. At the start of the final cycle, n has the</text:p>
      <text:p text:style-name="P7">value 1 . Because n-- means use the value and then decrement it, the while loop test condition compares 1 to 0 , finds the test to be true , and continues. But after making the test, the function decrements n to 0 , so pstr[0] is the last element set to c . The reason for filling the string from back to front instead of front to back is to avoid using an additional variable. Using the other order would involve something like this:</text:p>
      <text:p text:style-name="P7"/>
      <text:p text:style-name="P7">int i = 0;</text:p>
      <text:p text:style-name="P7">while (i &lt; n)</text:p>
      <text:p text:style-name="P7"><text:s text:c="4"/>pstr[i++] = c</text:p>
      <text:p text:style-name="P7"/>
      <text:p text:style-name="P7">Note that the variable pstr is local to the buildstr function, so when that function terminates, the memory used for pstr (but not for the string) is freed. But because the function returns the value of pstr , the program is able to access the new string through the ps pointer</text:p>
      <text:p text:style-name="P7">in main() .</text:p>
      <text:p text:style-name="P7"/>
      <text:p text:style-name="P11">Functions and Structures</text:p>
      <text:p text:style-name="P7">Let’s move from arrays to structures. It’s easier to write functions for structures than for arrays. Although structure variables resemble arrays in that both can hold several data items, structure variables behave like basic, single-valued variables when it comes to functions. That is, unlike an array, a structure ties its data in to a single entity that will be treated as a unit. </text:p>
      <text:p text:style-name="P7"/>
      <text:p text:style-name="P7"><text:soft-page-break/>Recall that you can assign one structure to another. Similarly, you can pass structures by value, just as you do with ordinary variables. In that case, the function works with a copy of the original structure. Also, a function can return a structure. There’s no funny business like the name of an array being the address of its first element. The name of a structure is simply the name of the structure, and if you want its address, you have to use the &amp; address operator.</text:p>
      <text:p text:style-name="P7"/>
      <text:p text:style-name="P14">The most direct way to program by using structures is to treat them as you would treat the</text:p>
      <text:p text:style-name="P7"><text:span text:style-name="T2">basic types—that is, pass them as arguments and use them, if necessary, as return values. </text:span>However, there is one disadvantage to passing structures by value. If the structure is large, the space and effort involved in making a copy of a structure can increase memory requirements and slow down the system. For those reasons (and because, at first, C didn’t allow the passing of structures by value), many C programmers prefer passing the address of a structure and then using a pointer to access the structure contents.</text:p>
      <text:p text:style-name="P7"/>
      <text:p text:style-name="P10">Passing and Returning Structures</text:p>
      <text:p text:style-name="P4">Passing structures by value makes the most sense when the structure is relatively compact. Note that because the sum() function returns a travel_time structure, you can use it as an argument for the show_time() function. Because C++ functions, by default, pass arguments by value, the show_time(sum(trip, day3)) function call first evaluates the sum(trip, day3) function call in order to find its return value. The show_time() call then passes sum() ’s return value, not the function itself, to show_time() .</text:p>
      <text:p text:style-name="P4"/>
      <text:p text:style-name="P10">Another Example of Using Functions with Structures</text:p>
      <text:p text:style-name="P4">Much of what you learn about functions and C++ structures carries over to C++ classes. so it’s worth looking at a second example. This time let’s deal with space instead of time. In particular, this example defines two structures representing two different ways of describing positions and then develops functions to convert one form to the other and show the result.</text:p>
      <text:p text:style-name="P4"/>
      <text:p text:style-name="P4">Suppose you want to describe the <text:span text:style-name="T1">position of a point on the screen</text:span> or a location on a map relative to some origin. One way is to state the horizontal offset and the vertical offset of the point from the origin. Traditionally, mathematicians use the symbol x to represent the horizontal off-set and y to represent the vertical offset. (See Figure 7.6 . <text:span text:style-name="T16">pg 339</text:span>) Together, x and y constitute rectangular coordinates. You can define a structure consisting of two coordinates to represent a position:</text:p>
      <text:p text:style-name="P4"/>
      <text:p text:style-name="P4">struct rect</text:p>
      <text:p text:style-name="P4">{</text:p>
      <text:p text:style-name="P4"><text:tab/>double x;</text:p>
      <text:p text:style-name="P4"><text:tab/>double y;</text:p>
      <text:p text:style-name="P4">};</text:p>
      <text:p text:style-name="P4"/>
      <text:p text:style-name="P4">A second way to describe the position of a point is to <text:span text:style-name="T1">state how far it is from the origin</text:span> and in what direction it is (for example, 40 degrees north of east). Traditionally, mathematicians have measured the angle counterclockwise from the positive horizontal axis. (See Figure 7.7.) The distance and angle together constitute <text:span text:style-name="T3">polar coordinates</text:span>. You can define a second structure to represent this view of a position:</text:p>
      <text:p text:style-name="P4"/>
      <text:p text:style-name="P4"><text:soft-page-break/>Let’s construct a function that displays the contents of a type polar structure. The math functions in the C++ library assume that angles are in radians, so you need to measure angles in that unit. But for display purposes, you can convert radian measure to degrees. This means multiplying by 180/π, which is approximately 57.29577951. Here’s the function:</text:p>
      <text:p text:style-name="P4"/>
      <text:p text:style-name="P4">// show polar coordinates, converting angle to degrees</text:p>
      <text:p text:style-name="P4">void show_polar (polar dapos)</text:p>
      <text:p text:style-name="P4">{</text:p>
      <text:p text:style-name="P4"><text:tab/>using namespace std;</text:p>
      <text:p text:style-name="P4"><text:tab/>const double Rad_to_deg = 57.29577951;</text:p>
      <text:p text:style-name="P4"><text:tab/>cout &lt;&lt; “distance = “ &lt;&lt; dapos.distance;</text:p>
      <text:p text:style-name="P4"><text:tab/>cout &lt;&lt; “, angle = “ &lt;&lt; dapos.angle * Rad_to_deg;</text:p>
      <text:p text:style-name="P4"><text:tab/>cout &lt;&lt; “ degrees\n”;</text:p>
      <text:p text:style-name="P4">}</text:p>
      <text:p text:style-name="P4"/>
      <text:p text:style-name="P4">Notice that the formal variable is type polar . When you pass a polar structure to this function, the structure contents are copied into the dapos structure, and the function then uses that copy in its work. Because dapos is a structure, the function uses the membership (dot) operator (see Chapter 4) to identify structure members. <text:span text:style-name="T17">(see pg 341)</text:span></text:p>
      <text:p text:style-name="P4"/>
      <text:p text:style-name="P4">The atan2() function from the math library calculates the angle from the x and y values:</text:p>
      <text:p text:style-name="P4">angle = atan2(y, x)</text:p>
      <text:p text:style-name="P4"/>
      <text:p text:style-name="P10">Passing Structure Addresses</text:p>
      <text:p text:style-name="P4">Suppose you want to save <text:span text:style-name="T1">time</text:span> and <text:span text:style-name="T1">space </text:span>by passing the address of a structure instead of passing the entire structure. This requires rewriting the functions so that they use pointers to structures. First, let’s look at how you rewrite the show_polar() function. You need to make three changes:</text:p>
      <text:p text:style-name="P4"/>
      <text:p text:style-name="P4">• When calling the function, pass it the address of the structure ( &amp;pplace ) rather than the</text:p>
      <text:p text:style-name="P4">structure itself ( pplace )</text:p>
      <text:p text:style-name="P4">• Declare the formal parameter to be a pointer-to- polar —that is, type polar * . Because</text:p>
      <text:p text:style-name="P4">the function shouldn’t modify the structure, use the const modifier.</text:p>
      <text:p text:style-name="P4">• <text:span text:style-name="T2">Because the formal parameter is a pointer</text:span> instead of a structure, use the indirect membership operator ( -&gt; ) rather than the membership operator (dot).</text:p>
      <text:p text:style-name="P4"/>
      <text:p text:style-name="P4">After these changes are made, the function looks like this:</text:p>
      <text:p text:style-name="P4"/>
      <text:p text:style-name="P4">// show polar coordinates, converting angle to degrees</text:p>
      <text:p text:style-name="P4">void show_polar (const polar * pda)</text:p>
      <text:p text:style-name="P4">{</text:p>
      <text:p text:style-name="P4"><text:tab/>using namespace std;</text:p>
      <text:p text:style-name="P4"><text:tab/>const double Rad_to_deg = 57.29577951;</text:p>
      <text:p text:style-name="P4"><text:tab/>cout &lt;&lt; “distance = “ &lt;&lt; pda-&gt;distance;</text:p>
      <text:p text:style-name="P4"><text:tab/>cout &lt;&lt; “, angle = “ &lt;&lt; pda-&gt;angle * Rad_to_deg;</text:p>
      <text:p text:style-name="P4"><text:tab/>cout &lt;&lt; “ degrees\n”;</text:p>
      <text:p text:style-name="P4">}</text:p>
      <text:p text:style-name="P4"><text:soft-page-break/>Next, let’s alter rect_to_polar . This is more involved because the original rect_to_polar</text:p>
      <text:p text:style-name="P4">function returns a structure. To take full advantage of pointer efficiency, you should use a</text:p>
      <text:p text:style-name="P4">pointer instead of a return value. The way to do this is to pass two pointers to the function.</text:p>
      <text:p text:style-name="P4">The first points to the structure to be converted, and the second points to the structure that’s</text:p>
      <text:p text:style-name="P4">to hold the conversion. Instead of returning a new structure, the function modifies an existing structure in the calling function. Hence, although the first argument is const pointer, the second is not const . Otherwise, you apply the same principles used to convert show_polar() to pointer arguments.</text:p>
      <text:p text:style-name="P4"/>
      <text:p text:style-name="P4">From the user’s standpoint, the program in Listing 7.13 behaves like that in Listing 7.12. The hidden difference is that Listing 7.12 works with copies of structures, whereas Listing 7.13 uses pointers to the original structures.</text:p>
      <text:p text:style-name="P4"/>
      <text:p text:style-name="P10">Functions and string Class Objects</text:p>
      <text:p text:style-name="P4">Although C-style strings and string class objects serve much the same purpose, a string</text:p>
      <text:p text:style-name="P4">class object is more closely related to a structure than to an array. For example, you can assign a structure to another structure and an object to another object. You can pass a structure as a complete entity to a function, and you can pass an object as a complete entity. If you need several strings, you can declare a one-dimensional array of string objects instead of a two-dimensional array of char .</text:p>
      <text:p text:style-name="P4"/>
      <text:p text:style-name="P4">string list[SIZE]; // an array holding 5 string object</text:p>
      <text:p text:style-name="P4"/>
      <text:p text:style-name="P4">Similarly, the formal argument sa is a pointer to a string object, so sa[i] is a string object</text:p>
      <text:p text:style-name="P4">and can be used accordingly: <text:span text:style-name="T18">( see pg 346 code)</text:span></text:p>
      <text:p text:style-name="P4"/>
      <text:p text:style-name="P4">cout &lt;&lt; i + 1 &lt;&lt; “: “ &lt;&lt; sa[i] &lt;&lt; endl;</text:p>
      <text:p text:style-name="P4"/>
      <text:p text:style-name="P10">Recursion</text:p>
      <text:p text:style-name="P4"><text:span text:style-name="T19">A</text:span>nd now for something completely different. A C++ function has the interesting characteristic that it can call itself. (Unlike C, however, C++ does not let main() call itself.) This ability is termed recursion. Recursion is an important tool in certain types of programming, such as <text:span text:style-name="T2">artificial intelligence</text:span>, but we’ll just take a superficial look (artificial shallowness) at how it works.</text:p>
      <text:p text:style-name="P4"/>
      <text:p text:style-name="P10">Recursion with a Single Recursive Call</text:p>
      <text:p text:style-name="P4">If a recursive function calls itself, then the newly called function calls itself, and so on, ad infinitum unless the code includes something to terminate the chain of calls. The usual</text:p>
      <text:p text:style-name="P4">method is to<text:span text:style-name="T2"> make the recursive call part of an if statement</text:span>. For example, a type void recursive function called recurs() can have a form like this:</text:p>
      <text:p text:style-name="P4"/>
      <text:p text:style-name="P4">void recurs(argumentlist)</text:p>
      <text:p text:style-name="P4">{</text:p>
      <text:p text:style-name="P4"><text:tab/>statements1</text:p>
      <text:p text:style-name="P4"><text:tab/>if (test)</text:p>
      <text:p text:style-name="P4"><text:tab/>recurs(arguments)</text:p>
      <text:p text:style-name="P4"><text:tab/>statements2</text:p>
      <text:p text:style-name="P4">}</text:p>
      <text:p text:style-name="P4"><text:soft-page-break/>Recursive calls produce an intriguing chain of events. As long as the if statement remains</text:p>
      <text:p text:style-name="P4">true , each call to recurs() executes statements1 and then invokes a new incarnation of</text:p>
      <text:p text:style-name="P4">recurs() without reaching statements2 . When the if statement becomes false , the current</text:p>
      <text:p text:style-name="P4">call then proceeds to statements2 . Note that each recursive call creates its own set of variables, so by the time the program reaches the fifth call, it has five separate variables called n , each with a different value. You can verify this for yourself by modifying Listing 7.15 so that it displays the address of n as well as its value:</text:p>
      <text:p text:style-name="P4"/>
      <text:p text:style-name="P10">Recursion with Multiple Recursive Calls</text:p>
      <text:p text:style-name="P4">Recursion is particularly useful for situations that call for repeatedly subdividing a task into</text:p>
      <text:p text:style-name="P4">two smaller, similar tasks. For example, consider this approach to drawing a ruler. Mark the</text:p>
      <text:p text:style-name="P4">two ends, locate the midpoint, and mark it. Then, apply this same procedure to the left half of the ruler and then to the right half. If you want more subdivisions, apply the same procedure to each of the current subdivisions. This recursive approach is sometimes called the divide-and-conquer strategy. <text:span text:style-name="T20">(see pg 349 interesting code)</text:span></text:p>
      <text:p text:style-name="P4"/>
      <text:p text:style-name="P10">Pointers to Functions</text:p>
      <text:p text:style-name="P4">No discussion of C or C++ functions would be complete without mention of pointers to functions. </text:p>
      <text:p text:style-name="P4"/>
      <text:p text:style-name="P4">Functions, like data items, have addresses. A function’s address is the memory address at</text:p>
      <text:p text:style-name="P4">which the stored machine language code for the function begins. Normally, it’s neither important nor useful for you or the user to know that address, but it can be useful to a program. For example, it’s possible to write a function that takes the address of another function as an argument. That enables the first function to find the second function and run it. This approach is more awkward than simply having the first function call the second one directly, but it leaves open the possibility of passing different function addresses at different times. That means the first function can use different functions at different times.</text:p>
      <text:p text:style-name="P4"/>
      <text:p text:style-name="P10">Function Pointer Basics</text:p>
      <text:p text:style-name="P4">Let’s clarify this process with an example. Suppose you want to design an estimate() function that estimates the amount of time necessary to write a given number of lines of code, and you want different programmers to use the function. Part of the code for estimate() will be the same for all users, but the function will allow each programmer to provide his or her own algorithm for estimating time. The mechanism for that will be to pass to estimate() the address of the particular algorithm function the programmer wants to use. To implement this plan, you need to be able to do the following:</text:p>
      <text:p text:style-name="P4"/>
      <text:p text:style-name="P4">• Obtain the address of a function.</text:p>
      <text:p text:style-name="P4">• Declare a pointer to a function.</text:p>
      <text:p text:style-name="P4">• Use a pointer to a function to invoke the function.</text:p>
      <text:p text:style-name="P4"/>
      <text:p text:style-name="P10">Obtaining the Address of a Function</text:p>
      <text:p text:style-name="P4">Obtaining the address of a function is simple: You just use the function name without trailing parentheses. That is, if think() is a function, then think is the address of the function. To pass a function as an argument, you pass the function name. Be sure you distinguish between passing the address of a function and passing the return value of a function:</text:p>
      <text:p text:style-name="P4"/>
      <text:p text:style-name="P10"><text:soft-page-break/>process(think); <text:s/><text:span text:style-name="T21">// passes address of think() to process()</text:span></text:p>
      <text:p text:style-name="P10">thought(think()); <text:s/><text:span text:style-name="T21">// passes return value of think() to thought()</text:span></text:p>
      <text:p text:style-name="P4"/>
      <text:p text:style-name="P4">The process() call enables the process() function to invoke the think() function from</text:p>
      <text:p text:style-name="P4">within process() . The thought() call first invokes the think() function and then passes the</text:p>
      <text:p text:style-name="P4">return value of think() to the thought() function.</text:p>
      <text:p text:style-name="P4"/>
      <text:p text:style-name="P10">Declaring a Pointer to a Function</text:p>
      <text:p text:style-name="P4">To declare pointers to a data type, the declaration has had to specify exactly to what type the</text:p>
      <text:p text:style-name="P4">pointer points. Similarly, a pointer to a function has to specify to what type of function the</text:p>
      <text:p text:style-name="P4">pointer points. This means the declaration should identify the function’s return type and the</text:p>
      <text:p text:style-name="P4">function’s signature (its argument list). That is, the declaration should provide the same information about a function that a function prototype does. For example, suppose Pam LeCoder has written a time-estimating function with the following prototype:</text:p>
      <text:p text:style-name="P4"/>
      <text:p text:style-name="P4">double pam(int); // prototype</text:p>
      <text:p text:style-name="P4"/>
      <text:p text:style-name="P4">Here’s what a declaration of an appropriate pointer type looks like:</text:p>
      <text:p text:style-name="P4"/>
      <text:p text:style-name="P4">double (*pf)(int); <text:s text:c="2"/>// pf points to a function that takes</text:p>
      <text:p text:style-name="P4"><text:s text:c="7"/><text:tab/><text:tab/> <text:s text:c="7"/>// one int argument and that</text:p>
      <text:p text:style-name="P4"><text:tab/><text:tab/> <text:s text:c="6"/>// returns type double</text:p>
      <text:p text:style-name="P4"/>
      <text:p text:style-name="P4">Note that this looks just like the pam() declaration, with (*pf) playing the part of pam .</text:p>
      <text:p text:style-name="P4">Because pam is a function, so is (*pf) . And if (*pf) is a function, then pf is a pointer to a</text:p>
      <text:p text:style-name="P4">function.</text:p>
      <text:p text:style-name="P4"/>
      <text:p text:style-name="P10">Tip</text:p>
      <text:p text:style-name="P4">In general, to declare a pointer to a particular kind of function, you can first write a prototype for a regular function of the desired kind and then replace the function name with an expression in the form (*pf) . In this case, pf is a pointer to a function of that type.</text:p>
      <text:p text:style-name="P4"/>
      <text:p text:style-name="P4">The declaration requires the parentheses around *pf to provide the proper operator precedence. Parentheses have a higher precedence than the * operator, so *pf(int) means pf() is a function that returns a pointer, whereas (*pf)(int) means pf is a pointer to a function:</text:p>
      <text:p text:style-name="P4"/>
      <text:p text:style-name="P4">double (*pf)(int); // pf points to a function that returns double</text:p>
      <text:p text:style-name="P4">double *pf(int); <text:s text:c="2"/>// pf() a function that returns a pointer-to-double</text:p>
      <text:p text:style-name="P4"/>
      <text:p text:style-name="P4">After you declare pf properly, you can assign to it the address of a matching function:</text:p>
      <text:p text:style-name="P4"/>
      <text:p text:style-name="P4">double pam(int);</text:p>
      <text:p text:style-name="P4">double (*pf)(int);</text:p>
      <text:p text:style-name="P4">pf = pam; <text:s/>// pf now points to the pam() function</text:p>
      <text:p text:style-name="P4"/>
      <text:p text:style-name="P4">Note that pam() has to match pf in both signature and return type. The compiler rejects non-</text:p>
      <text:p text:style-name="P4">matching assignments:</text:p>
      <text:p text:style-name="P4"/>
      <text:p text:style-name="P4"><text:soft-page-break/>Let’s return to the estimate() function mentioned earlier. Suppose you want to pass to it the</text:p>
      <text:p text:style-name="P4">number of lines of code to be written and the address of an estimating algorithm, such as the</text:p>
      <text:p text:style-name="P4">pam() function. It could have the following prototype:</text:p>
      <text:p text:style-name="P4"/>
      <text:p text:style-name="P4">void estimate(int lines, double (*pf)(int));</text:p>
      <text:p text:style-name="P4"/>
      <text:p text:style-name="P4">This declaration says the second argument is a pointer to a function that has an int argument</text:p>
      <text:p text:style-name="P4">and a double return value. To have estimate() use the pam() function, you pass pam() ’s</text:p>
      <text:p text:style-name="P4">address to it:</text:p>
      <text:p text:style-name="P4"/>
      <text:p text:style-name="P4">estimate(50, pam); // function call telling estimate() to use pam()</text:p>
      <text:p text:style-name="P4"/>
      <text:p text:style-name="P4">Clearly, the tricky part about using pointers to functions is writing the prototypes, whereas</text:p>
      <text:p text:style-name="P4">passing the address is very simple.</text:p>
      <text:p text:style-name="P4"/>
      <text:p text:style-name="P10">Using a Pointer to Invoke a Function</text:p>
      <text:p text:style-name="P4">Now we get to the final part of the technique, which is using a pointer to call the pointed-to</text:p>
      <text:p text:style-name="P4">function. The clue comes in the pointer declaration. There, recall, (*pf) plays the same role as a function name. Thus, all you have to do is use (*pf) as if it were a function name:</text:p>
      <text:p text:style-name="P4"/>
      <text:p text:style-name="P4">double pam(int);</text:p>
      <text:p text:style-name="P4">double (*pf)(int);</text:p>
      <text:p text:style-name="P4">pf = pam; <text:s text:c="15"/>// pf now points to the pam() function</text:p>
      <text:p text:style-name="P4">double x = pam(4); <text:s text:c="2"/>// call pam() using the function name</text:p>
      <text:p text:style-name="P4">double y = (*pf)(5); <text:s/>// call pam() using the pointer pf</text:p>
      <text:p text:style-name="P4"/>
      <text:p text:style-name="P4">Actually, C++ also allows you to use pf as if it were a function name:</text:p>
      <text:p text:style-name="P4"/>
      <text:p text:style-name="P4">double y = pf(5); <text:s/>// also call pam() using the pointer pf</text:p>
      <text:p text:style-name="P4"/>
      <text:p text:style-name="P4">Using the first form is uglier, but it provides a strong visual reminder that the code is using a</text:p>
      <text:p text:style-name="P4">function pointer.</text:p>
      <text:p text:style-name="P4"/>
      <text:p text:style-name="P4">Before you judge that compromise too harshly, reflect that the ability to hold views that are not logically self-consistent is a hallmark of the human mental process. <text:span text:style-name="T22">(see pg 353 for code)</text:span></text:p>
      <text:p text:style-name="P4"/>
      <text:p text:style-name="P4"/>
      <text:p text:style-name="P4"/>
      <text:p text:style-name="P4"/>
      <text:p text:style-name="P4"/>
      <text:p text:style-name="P3"/>
      <text:p text:style-name="P3"/>
      <text:p text:style-name="P3"/>
      <text:p text:style-name="P9"/>
      <text:p text:style-name="P3"/>
      <text:p text:style-name="P3"/>
      <text:p text:style-name="P9"/>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20:04:46.900628251</meta:creation-date>
    <meta:editing-duration>PT4H54M8S</meta:editing-duration>
    <meta:editing-cycles>7</meta:editing-cycles>
    <meta:generator>LibreOffice/6.0.6.2$Linux_X86_64 LibreOffice_project/00m0$Build-2</meta:generator>
    <dc:date>2019-01-17T00:57:16.461433425</dc:date>
    <meta:document-statistic meta:table-count="0" meta:image-count="0" meta:object-count="0" meta:page-count="19" meta:paragraph-count="426" meta:word-count="7529" meta:character-count="42705" meta:non-whitespace-character-count="35234"/>
  </office:meta>
</office:document-meta>
</file>